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j</mi>
        </mrow>
      </mstyle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=</mo>
        <mi/>
      </mrow>
      <mfrac>
        <mo stretchy="false">ℏ</mo>
        <mrow>
          <mn>2</mn>
          <mi>m</mi>
          <mtext>i</mtext>
        </mrow>
      </mfrac>
      <mfenced open="{" close="}">
        <mrow>
          <msup>
            <mo stretchy="false">ψ</mo>
            <mtext>*</mtext>
          </msup>
          <mrow>
            <mo stretchy="false">(</mo>
            <mrow>
              <mstyle mathvariant="bold">
                <mrow>
                  <mi>r</mi>
                </mrow>
              </mstyle>
              <mi>,</mi>
              <mi>t</mi>
            </mrow>
            <mo stretchy="false">)</mo>
          </mrow>
          <msub>
            <mo stretchy="false">∇</mo>
            <mi>r</mi>
          </msub>
          <mo stretchy="false">ψ</mo>
          <mrow>
            <mo stretchy="false">(</mo>
            <mrow>
              <mstyle mathvariant="bold">
                <mrow>
                  <mi>r</mi>
                </mrow>
              </mstyle>
              <mi>,</mi>
              <mi>t</mi>
            </mrow>
            <mo stretchy="false">)</mo>
          </mrow>
          <mrow>
            <mi/>
            <mo stretchy="false">−</mo>
            <mi/>
          </mrow>
          <mo stretchy="false">ψ</mo>
          <mrow>
            <mo stretchy="false">(</mo>
            <mrow>
              <mstyle mathvariant="bold">
                <mrow>
                  <mi>r</mi>
                </mrow>
              </mstyle>
              <mi>,</mi>
              <mi>t</mi>
            </mrow>
            <mo stretchy="false">)</mo>
          </mrow>
          <msub>
            <mo stretchy="false">∇</mo>
            <mi>r</mi>
          </msub>
          <msup>
            <mo stretchy="false">ψ</mo>
            <mtext>*</mtext>
          </msup>
          <mrow>
            <mo stretchy="false">(</mo>
            <mrow>
              <mstyle mathvariant="bold">
                <mrow>
                  <mi>r</mi>
                </mrow>
              </mstyle>
              <mi>,</mi>
              <mi>t</mi>
            </mrow>
            <mo stretchy="false">)</mo>
          </mrow>
        </mrow>
      </mfenced>
    </mrow>
    <annotation encoding="StarMath 5.0">bold j (bold r , t) `=` hbar over {2 m "i"} left lbrace %ipsi^"*"(bold r , t) nabla _r %ipsi(bold r , t) `-` %ipsi(bold r , t) nabla _r %ipsi^"*"(bold r , t) right rbrac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1:16:53.166000000</meta:creation-date>
    <meta:generator>LibreOffice/4.1.4.2$Windows_x86 LibreOffice_project/0a0440ccc0227ad9829de5f46be37cfb6edcf72</meta:generator>
  </office:meta>
</office:document-meta>
</file>